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Standard" style:list-style-name="L1"/>
    <style:style style:name="P3" style:family="paragraph" style:parent-style-name="Standard" style:list-style-name="L2"/>
    <style:style style:name="P4" style:family="paragraph" style:parent-style-name="Standard" style:list-style-name="L3"/>
    <style:style style:name="P5" style:family="paragraph" style:parent-style-name="Standard" style:list-style-name="L4"/>
    <style:style style:name="P6" style:family="paragraph" style:parent-style-name="Standard" style:list-style-name="L5"/>
    <style:style style:name="P7" style:family="paragraph" style:parent-style-name="Heading_20_1">
      <style:paragraph-properties fo:text-align="center" style:justify-single-word="false"/>
    </style:style>
    <style:style style:name="P8" style:family="paragraph" style:parent-style-name="Heading_20_1">
      <style:paragraph-properties fo:break-before="page"/>
    </style:style>
    <style:style style:name="T1" style:family="text">
      <style:text-properties style:text-underline-style="none"/>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ize="20pt" fo:font-weight="bold" style:font-size-asian="20pt" style:font-weight-asian="bold" style:font-size-complex="20pt" style:font-weight-complex="bol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Héritage, trucs et astuces</text:h>
      <text:p text:style-name="Standard">Quelques précautions à prendre lorsqu'on code des hiérarchies de classes.</text:p>
      <text:h text:style-name="Heading_20_2" text:outline-level="2">Constructeurs par défaut</text:h>
      <text:p text:style-name="Standard">Si vous ne redéfinissez pas les constructeurs par défaut, tout se passe bien. Si vous redéfinissez un constructeur par défaut, vous devez appeler le constructeur par défaut de votre classe de base :</text:p>
      <text:p text:style-name="Standard"/>
      <text:p text:style-name="Preformatted_20_Text">CafetiereSoluble ::CafetiereSoluble() : Cafetiere() { ... } ;</text:p>
      <text:h text:style-name="Heading_20_2" text:outline-level="2">Constructeur de copie :</text:h>
      <text:p text:style-name="Standard">Si vous ne redéfinissez pas les constructeurs de copie, tout se passe bien. Si vous redéfinissez un constructeur de copie, vous devez appeler le constructeur de copie de votre classe de base :</text:p>
      <text:p text:style-name="Standard"/>
      <text:p text:style-name="Preformatted_20_Text">CafetiereSoluble::CafetiereSoluble(const CafetiereSoluble&amp;c):Cafetiere(c) {};</text:p>
      <text:h text:style-name="Heading_20_2" text:outline-level="2">Autres constructeurs :</text:h>
      <text:p text:style-name="Standard">Vous devez appeler le constructeur de votre classe de base à partir de votre constructeur, en lui passant les paramètres dont il a besoin.</text:p>
      <text:h text:style-name="Heading_20_2" text:outline-level="2">Appel d'une fonction virtuelle depuis un constructeur :</text:h>
      <text:p text:style-name="Standard">Ne faites pas confiance au compilateur, qualifiez complètement la fonction.</text:p>
      <text:p text:style-name="Preformatted_20_Text">CafetiereSoluble ::CafetiereSoluble(int g) : Cafetiere(g) {</text:p>
      <text:p text:style-name="Preformatted_20_Text"><text:s text:c="6"/>CafetiereSoluble ::lire_etat() ;}</text:p>
      <text:h text:style-name="Heading_20_2" text:outline-level="2">Operator= :</text:h>
      <text:p text:style-name="Standard">Si vous ne redéfinissez pas l'opérateur d'affectation, tout se passe bien. Si vous le redéfinissez, vous devez appeler l'opérateur d'affectation de la classe mère :</text:p>
      <text:p text:style-name="Standard"/>
      <text:p text:style-name="Preformatted_20_Text">CafetiereSoluble ::operator=(const CafetiereSoluble&amp; c) {</text:p>
      <text:p text:style-name="Preformatted_20_Text"><text:s text:c="3"/>Cafetiere ::operator=(c) ;</text:p>
      <text:p text:style-name="Preformatted_20_Text"><text:s text:c="3"/>... </text:p>
      <text:p text:style-name="Preformatted_20_Text">}</text:p>
      <text:h text:style-name="Heading_20_2" text:outline-level="2">Protéger l'operator=</text:h>
      <text:p text:style-name="Standard">L'operator= de la classe de base peut être protégé, cela permet d'éviter l'erreur suivante :</text:p>
      <text:p text:style-name="Standard"/>
      <text:p text:style-name="Preformatted_20_Text">CafetiereSoluble cs;</text:p>
      <text:p text:style-name="Preformatted_20_Text">CafetierePoudre cp;</text:p>
      <text:p text:style-name="Preformatted_20_Text"/>
      <text:p text:style-name="Preformatted_20_Text">Cafetiere&amp; c1 = cs;</text:p>
      <text:p text:style-name="Preformatted_20_Text">Cafetiere&amp; c2 = cp;</text:p>
      <text:p text:style-name="Preformatted_20_Text"/>
      <text:p text:style-name="Preformatted_20_Text">c1 = c2 ; <text:s/>// Erreur, seule la partie classe de base est copiée</text:p>
      <text:h text:style-name="Heading_20_2" text:outline-level="2">Utiliser le clônage polymorphique</text:h>
      <text:p text:style-name="Standard">Le clônage polymorphique permet seul de copier correctement des objets de manière polymorphe. Il fonctionne malheureusement avec des pointeurs, mais le code suivant est alors correct :</text:p>
      <text:p text:style-name="Standard"/>
      <text:p text:style-name="Preformatted_20_Text">CafetiereSoluble cs;</text:p>
      <text:p text:style-name="Preformatted_20_Text">CafetierePoudre cp;</text:p>
      <text:p text:style-name="Preformatted_20_Text"/>
      <text:p text:style-name="Preformatted_20_Text">Cafetiere* c1 = &amp;cs;</text:p>
      <text:p text:style-name="Preformatted_20_Text">Cafetiere* c2 = &amp;cp;</text:p>
      <text:p text:style-name="Preformatted_20_Text"/>
      <text:p text:style-name="Preformatted_20_Text">c1 = c2.clone(); <text:s/>// c1 pointe maintenant sur un objet CafetierePoudre</text:p>
      <text:h text:style-name="Heading_20_2" text:outline-level="2">Destructeurs virtuels</text:h>
      <text:p text:style-name="Standard">Dès qu'il y a au moins une fonction virtuelle, le destructeur de la classe de base doit être virtuel.</text:p>
      <text:p text:style-name="Standard"/>
      <text:p text:style-name="Preformatted_20_Text">virtual Cafetiere ::~Cafetier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background-color="transparent">
        <style:background-image/>
      </style:paragraph-properties>
      <style:text-properties fo:font-size="10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left="1.101cm" fo:margin-right="0cm" fo:margin-top="0cm" fo:margin-bottom="0cm" fo:text-align="start" style:justify-single-word="false" fo:text-indent="0cm" style:auto-text-indent="false" fo:background-color="#e6e6e6">
        <style:background-image/>
      </style:paragraph-properties>
      <style:text-properties style:font-name="DejaVu Sans Mono" fo:font-size="9pt" style:font-name-asian="DejaVu Sans1" style:font-size-asian="10pt" style:font-name-complex="DejaVu Sans Mono" style:font-size-complex="10pt"/>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42cm" fo:margin-bottom="0cm"/>
      <style:text-properties fo:font-size="12pt" fo:font-style="italic" fo:font-weight="bold" style:font-size-asian="14pt" style:font-style-asian="italic" style:font-weight-asian="normal" style:font-size-complex="14pt" style:font-style-complex="italic" style:font-weight-complex="normal"/>
    </style:style>
    <style:style style:name="Heading_20_1" style:display-name="Heading 1" style:family="paragraph" style:parent-style-name="Heading" style:next-style-name="Text_20_body" style:default-outline-level="1" style:class="text">
      <style:paragraph-properties fo:text-align="center" style:justify-single-word="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DejaVu Sans" style:font-size-asian="12pt" style:font-weight-asian="bold" style:font-name-complex="DejaVu Sans" style:font-size-complex="12pt"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 style:font-name-asian="DejaVu Sans1" style:font-name-complex="DejaVu Sans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1.27cm" fo:margin-bottom="1.04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mmanuel Courcelle</meta:initial-creator>
    <meta:creation-date>2011-01-18T15:14:03</meta:creation-date>
    <dc:date>2011-01-26T21:25:41</dc:date>
    <dc:creator>Emmanuel Courcelle</dc:creator>
    <meta:editing-duration>PT20H16M35S</meta:editing-duration>
    <meta:editing-cycles>22</meta:editing-cycles>
    <meta:generator>OpenOffice.org/3.2$Unix OpenOffice.org_project/320m12$Build-9483</meta:generator>
    <meta:printed-by>Emmanuel Courcelle</meta:printed-by>
    <meta:print-date>2011-01-26T21:14:17</meta:print-date>
    <meta:document-statistic meta:table-count="0" meta:image-count="0" meta:object-count="0" meta:page-count="1" meta:paragraph-count="37" meta:word-count="311" meta:character-count="2107"/>
  </office:meta>
</office:document-meta>
</file>